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13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Graph" table:style-name="ta2" table:print-ranges="Graph.A1:Graph.E51">
        <table:shapes>
          <draw:frame draw:z-index="0" draw:style-name="gr1" draw:text-style-name="P1" svg:width="100mm" svg:height="57.8mm" svg:x="-0.04mm" svg:y="0.01mm">
            <loext:p draw:notify-on-update-of-ranges="data.A2:data.A4 data.B1:data.B1 data.B2:data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0mm" svg:height="56.2mm" svg:x="0.12mm" svg:y="58.01mm">
            <loext:p draw:notify-on-update-of-ranges="data.A2:data.A4 data.B1:data.B1 data.B2:data.B4 data.C1:data.C1 data.C2:data.C4 data.D1:data.D1 data.D2:data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0mm" svg:height="56.2mm" svg:x="0mm" svg:y="114.01mm">
            <loext:p draw:notify-on-update-of-ranges="data.A2:data.A4 data.B1:data.B1 data.B2:data.B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0mm" svg:height="56.2mm" svg:x="0.12mm" svg:y="170.01mm">
            <loext:p draw:notify-on-update-of-ranges="data.A2:data.A4 data.B1:data.B1 data.B2:data.B4 data.C1:data.C1 data.C2:data.C4 data.D1:data.D1 data.D2:data.D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Noto Sans CJK JP Regular" style:font-family-complex="'Noto Sans CJK JP Regular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.4mm" fo:margin-bottom="6.4mm" fo:margin-left="6.4mm" fo:margin-right="6.4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00/00/00</text:date>, <text:time style:data-style-name="N2" text:time-value="17:44:06.51748931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6:16:45.351079453</meta:creation-date>
    <dc:date>2017-06-25T17:39:52.330482502</dc:date>
    <meta:editing-duration>PT29M58S</meta:editing-duration>
    <meta:editing-cycles>12</meta:editing-cycles>
    <meta:generator>LibreOffice/5.3.4.1$Linux_X86_64 LibreOffice_project/30$Build-1</meta:generator>
    <meta:document-statistic meta:table-count="2" meta:cell-count="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781cm" xlink:href=".." xlink:type="simple" chart:class="chart:bar" chart:style-name="ch1">
        <chart:plot-area chart:style-name="ch2" table:cell-range-address="data.A1:data.B4" chart:data-source-has-labels="both" svg:x="0.635cm" svg:y="0.139cm" svg:width="8.694cm" svg:height="5.55cm">
          <chartooo:coordinate-region svg:x="1.106cm" svg:y="0.285cm" svg:width="8.223cm" svg:height="5.013cm"/>
          <chart:axis chart:dimension="x" chart:name="primary-x" chart:style-name="ch3" chartooo:axis-type="auto">
            <chartooo:date-scale/>
            <chart:categories table:cell-range-address="data.A2:data.A4"/>
          </chart:axis>
          <chart:axis chart:dimension="y" chart:name="primary-y" chart:style-name="ch4">
            <chart:title svg:x="0.001cm" svg:y="3.368cm" chart:style-name="ch5">
              <text:p>value</text:p>
            </chart:title>
          </chart:axis>
          <chart:series chart:style-name="ch6" chart:values-cell-range-address="data.B2:data.B4" chart:label-cell-address="data.B1:data.B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1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data.A2:data.A4</svg:desc>
                </draw:g>
              </table:table-cell>
              <table:table-cell office:value-type="float" office:value="10">
                <text:p>10</text:p>
                <draw:g>
                  <svg:desc>data.B2:data.B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5.621cm" xlink:href=".." xlink:type="simple" chart:class="chart:line" chart:style-name="ch1">
        <chart:plot-area chart:style-name="ch2" table:cell-range-address="data.A2:data.D4 data.B1:data.D1" chart:data-source-has-labels="both" svg:x="0.589cm" svg:y="0.057cm" svg:width="8.777cm" svg:height="5.597cm">
          <chartooo:coordinate-region svg:x="1.06cm" svg:y="0.203cm" svg:width="8.212cm" svg:height="5.06cm"/>
          <chart:axis chart:dimension="x" chart:name="primary-x" chart:style-name="ch3" chartooo:axis-type="auto">
            <chartooo:date-scale/>
            <chart:categories table:cell-range-address="data.A2:data.A4"/>
          </chart:axis>
          <chart:axis chart:dimension="y" chart:name="primary-y" chart:style-name="ch4">
            <chart:title svg:x="0.001cm" svg:y="3.309cm" chart:style-name="ch5">
              <text:p>value</text:p>
            </chart:title>
          </chart:axis>
          <chart:series chart:style-name="ch6" chart:values-cell-range-address="data.B2:data.B4" chart:label-cell-address="data.B1:data.B1" chart:class="chart:line">
            <chart:data-point chart:repeated="3"/>
          </chart:series>
          <chart:series chart:style-name="ch7" chart:values-cell-range-address="data.C2:data.C4" chart:label-cell-address="data.C1:data.C1" chart:class="chart:line">
            <chart:data-point chart:repeated="3"/>
          </chart:series>
          <chart:series chart:style-name="ch8" chart:values-cell-range-address="data.D2:data.D4" chart:label-cell-address="data.D1:data.D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1</text:p>
                <draw:g>
                  <svg:desc>data.B1:data.B1</svg:desc>
                </draw:g>
              </table:table-cell>
              <table:table-cell office:value-type="string">
                <text:p>value2</text:p>
                <draw:g>
                  <svg:desc>data.C1:data.C1</svg:desc>
                </draw:g>
              </table:table-cell>
              <table:table-cell office:value-type="string">
                <text:p>value3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data.A2:data.A4</svg:desc>
                </draw:g>
              </table:table-cell>
              <table:table-cell office:value-type="float" office:value="10">
                <text:p>10</text:p>
                <draw:g>
                  <svg:desc>data.B2:data.B4</svg:desc>
                </draw:g>
              </table:table-cell>
              <table:table-cell office:value-type="float" office:value="20">
                <text:p>20</text:p>
                <draw:g>
                  <svg:desc>data.C2:data.C4</svg:desc>
                </draw:g>
              </table:table-cell>
              <table:table-cell office:value-type="float" office:value="30">
                <text:p>30</text:p>
                <draw:g>
                  <svg:desc>data.D2:data.D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5.621cm" xlink:href=".." xlink:type="simple" chart:class="chart:circle" chart:style-name="ch1">
        <chart:legend svg:x="8.314cm" svg:y="2.193cm" style:legend-expansion="custom" chartooo:width="0.456cm" chartooo:height="1.229cm" style:legend-expansion-aspect-ratio="0.371033360455655" chart:style-name="ch2"/>
        <chart:plot-area chart:style-name="ch3" table:cell-range-address="data.A2:data.B4 data.B1:data.B1" chart:data-source-has-labels="both" svg:x="2.566cm" svg:y="0.223cm" svg:width="5.394cm" svg:height="5.395cm">
          <chartooo:coordinate-region svg:x="2.564cm" svg:y="0.224cm" svg:width="5.399cm" svg:height="5.394cm"/>
          <chart:axis chart:dimension="x" chart:name="primary-x" chart:style-name="ch4" chartooo:axis-type="auto">
            <chartooo:date-scale/>
            <chart:categories table:cell-range-address="data.A2:data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4" chart:label-cell-address="data.B1:data.B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1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data.A2:data.A4</svg:desc>
                </draw:g>
              </table:table-cell>
              <table:table-cell office:value-type="float" office:value="10">
                <text:p>10</text:p>
                <draw:g>
                  <svg:desc>data.B2:data.B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ja" number:country="JP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tick-marks-major-inner="false" chart:tick-marks-major-outer="false" chart:logarithmic="false" chart:origin="0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 style:data-style-name="N1001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1001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621cm" xlink:href=".." xlink:type="simple" chart:class="chart:bar" chart:style-name="ch1">
        <chart:plot-area chart:style-name="ch2" table:cell-range-address="data.A2:data.D4 data.B1:data.D1" chart:data-source-has-labels="both" svg:x="0.2cm" svg:y="0.112cm" svg:width="9.601cm" svg:height="5.397cm">
          <chartooo:coordinate-region svg:x="0.486cm" svg:y="0.112cm" svg:width="8.877cm" svg:height="5.006cm"/>
          <chart:axis chart:dimension="x" chart:name="primary-x" chart:style-name="ch3" chartooo:axis-type="auto">
            <chartooo:date-scale/>
            <chart:categories table:cell-range-address="data.A2:data.A4"/>
          </chart:axis>
          <chart:axis chart:dimension="y" chart:name="primary-y" chart:style-name="ch4"/>
          <chart:series chart:style-name="ch5" chart:values-cell-range-address="data.B2:data.B4" chart:label-cell-address="data.B1:data.B1" chart:class="chart:bar">
            <chart:data-point chart:repeated="3"/>
          </chart:series>
          <chart:series chart:style-name="ch6" chart:values-cell-range-address="data.C2:data.C4" chart:label-cell-address="data.C1:data.C1" chart:class="chart:bar">
            <chart:data-point chart:repeated="3"/>
          </chart:series>
          <chart:series chart:style-name="ch7" chart:values-cell-range-address="data.D2:data.D4" chart:label-cell-address="data.D1:data.D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1</text:p>
                <draw:g>
                  <svg:desc>data.B1:data.B1</svg:desc>
                </draw:g>
              </table:table-cell>
              <table:table-cell office:value-type="string">
                <text:p>value2</text:p>
                <draw:g>
                  <svg:desc>data.C1:data.C1</svg:desc>
                </draw:g>
              </table:table-cell>
              <table:table-cell office:value-type="string">
                <text:p>value3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data.A2:data.A4</svg:desc>
                </draw:g>
              </table:table-cell>
              <table:table-cell office:value-type="float" office:value="10">
                <text:p>10</text:p>
                <draw:g>
                  <svg:desc>data.B2:data.B4</svg:desc>
                </draw:g>
              </table:table-cell>
              <table:table-cell office:value-type="float" office:value="20">
                <text:p>20</text:p>
                <draw:g>
                  <svg:desc>data.C2:data.C4</svg:desc>
                </draw:g>
              </table:table-cell>
              <table:table-cell office:value-type="float" office:value="30">
                <text:p>30</text:p>
                <draw:g>
                  <svg:desc>data.D2:data.D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